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a341" officeooo:paragraph-rsid="0017a341" style:font-weight-asian="bold" style:font-weight-complex="bold"/>
    </style:style>
    <style:style style:name="P2" style:family="paragraph" style:parent-style-name="Standard">
      <style:text-properties officeooo:rsid="0017a341" officeooo:paragraph-rsid="0017a341"/>
    </style:style>
    <style:style style:name="P3" style:family="paragraph" style:parent-style-name="Standard">
      <style:text-properties officeooo:rsid="00183afd" officeooo:paragraph-rsid="00183a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ción MultiChannel Blog</text:p>
      <text:p text:style-name="P2">Cristian Portillo y Gonzalo Delgado</text:p>
      <text:p text:style-name="P3">Ho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0:06:03.454000000</meta:creation-date>
    <dc:date>2025-11-18T08:34:09.675657200</dc:date>
    <meta:editing-duration>PT1M26S</meta:editing-duration>
    <meta:editing-cycles>3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3" meta:word-count="9" meta:character-count="70" meta:non-whitespace-character-count="64"/>
  </office:meta>
</office:document-meta>
</file>